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ffdbb6" fo:border="0.74pt solid #000000"/>
    </style:style>
    <style:style style:name="ce4" style:family="table-cell" style:parent-style-name="Default" style:data-style-name="N0">
      <style:table-cell-properties fo:border="0.74pt solid #000000"/>
    </style:style>
    <style:style style:name="ce5" style:family="table-cell" style:parent-style-name="Default">
      <style:table-cell-properties fo:background-color="#afd095" fo:border="0.74pt solid #000000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jerClase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ce6" office:value-type="string" calcext:value-type="string" table:number-columns-spanned="4" table:number-rows-spanned="4">
            <text:p>es predominante cuando la diagonal de una matriz cuando el valor diagonal es mayor que la suma del valor absoluto del resto de su fila, debe ser la mayoría</text:p>
          </table:table-cell>
          <table:covered-table-cell table:number-columns-repeated="2"/>
          <table:covered-table-cell table:style-name="Default"/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covered-table-cell table:number-columns-repeated="3"/>
          <table:covered-table-cell table:style-name="Default"/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covered-table-cell table:number-columns-repeated="3"/>
          <table:covered-table-cell table:style-name="Default"/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covered-table-cell table:number-columns-repeated="3"/>
          <table:covered-table-cell table:style-name="Default"/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versa</text:p>
          </table:table-cell>
          <table:table-cell office:value-type="string" calcext:value-type="string">
            <text:p>matriz inversa de A</text:p>
          </table:table-cell>
          <table:table-cell table:number-columns-repeated="2"/>
          <table:table-cell office:value-type="string" calcext:value-type="string">
            <text:p>mmult</text:p>
          </table:table-cell>
          <table:table-cell office:value-type="string" calcext:value-type="string">
            <text:p>Multiplicacion de A-1 * C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table:number-matrix-columns-spanned="3" table:number-matrix-rows-spanned="3" table:formula="of:=MINVERSE([.A2:.C4])" office:value-type="float" office:value="0.315789473684211" calcext:value-type="float">
            <text:p>0,315789473684211</text:p>
          </table:table-cell>
          <table:table-cell table:style-name="ce2" office:value-type="float" office:value="0.087719298245614" calcext:value-type="float">
            <text:p>0,087719298245614</text:p>
          </table:table-cell>
          <table:table-cell table:style-name="ce2" office:value-type="float" office:value="-0.0701754385964912" calcext:value-type="float">
            <text:p>-0,0701754385964912</text:p>
          </table:table-cell>
          <table:table-cell/>
          <table:table-cell table:style-name="ce5" table:number-matrix-columns-spanned="1" table:number-matrix-rows-spanned="3" table:formula="of:=MMULT([.A8:.C10];[.E2:.E4])" office:value-type="float" office:value="0.0350877192982457" calcext:value-type="float">
            <text:p>0,0350877192982457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-0.131578947368421" calcext:value-type="float">
            <text:p>-0,131578947368421</text:p>
          </table:table-cell>
          <table:table-cell table:style-name="ce2" office:value-type="float" office:value="0.157894736842105" calcext:value-type="float">
            <text:p>0,157894736842105</text:p>
          </table:table-cell>
          <table:table-cell table:style-name="ce2" office:value-type="float" office:value="-0.0263157894736842" calcext:value-type="float">
            <text:p>-0,0263157894736842</text:p>
          </table:table-cell>
          <table:table-cell/>
          <table:table-cell table:style-name="ce5" office:value-type="float" office:value="-0.236842105263158" calcext:value-type="float">
            <text:p>-0,236842105263158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-0.0789473684210526" calcext:value-type="float">
            <text:p>-0,0789473684210526</text:p>
          </table:table-cell>
          <table:table-cell table:style-name="ce2" office:value-type="float" office:value="-0.105263157894737" calcext:value-type="float">
            <text:p>-0,105263157894737</text:p>
          </table:table-cell>
          <table:table-cell table:style-name="ce2" office:value-type="float" office:value="0.184210526315789" calcext:value-type="float">
            <text:p>0,184210526315789</text:p>
          </table:table-cell>
          <table:table-cell/>
          <table:table-cell table:style-name="ce5" office:value-type="float" office:value="0.657894736842105" calcext:value-type="float">
            <text:p>0,65789473684210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=mx*c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er metodo jacobi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3"/>
          <table:table-cell table:style-name="ce7" office:value-type="string" calcext:value-type="string">
            <text:p>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4" table:formula="of:=1/3" office:value-type="float" office:value="0.333333333333333" calcext:value-type="float">
            <text:p>0,333333333333333</text:p>
          </table:table-cell>
          <table:table-cell table:style-name="ce1" table:formula="of:=-1/3" office:value-type="float" office:value="-0.333333333333333" calcext:value-type="float">
            <text:p>-0,333333333333333</text:p>
          </table:table-cell>
          <table:table-cell/>
          <table:table-cell table:style-name="ce1" office:value-type="string" calcext:value-type="string">
            <text:p>x1</text:p>
          </table:table-cell>
          <table:table-cell table:style-name="ce1" table:formula="of:=1/3" office:value-type="float" office:value="0.333333333333333" calcext:value-type="float">
            <text:p>0,333333333333333</text:p>
          </table:table-cell>
          <table:table-cell/>
          <table:table-cell table:formula="of:=ABS([.C14])+ABS([.D14])+ABS([.E14])" office:value-type="float" office:value="0.666666666666667" calcext:value-type="float">
            <text:p>0,6666666666666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-2/6" office:value-type="float" office:value="-0.333333333333333" calcext:value-type="float">
            <text:p>-0,333333333333333</text:p>
          </table:table-cell>
          <table:table-cell/>
          <table:table-cell table:style-name="ce1" office:value-type="string" calcext:value-type="string">
            <text:p>x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ABS([.C15])+ABS([.D15])+ABS([.E15])" office:value-type="float" office:value="0.833333333333333" calcext:value-type="float">
            <text:p>0,8333333333333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-3/7" office:value-type="float" office:value="-0.428571428571429" calcext:value-type="float">
            <text:p>-0,428571428571429</text:p>
          </table:table-cell>
          <table:table-cell table:style-name="ce1" table:formula="of:=-3/7" office:value-type="float" office:value="-0.428571428571429" calcext:value-type="float">
            <text:p>-0,42857142857142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x3</text:p>
          </table:table-cell>
          <table:table-cell table:style-name="ce1" table:formula="of:=4/7" office:value-type="float" office:value="0.571428571428571" calcext:value-type="float">
            <text:p>0,571428571428571</text:p>
          </table:table-cell>
          <table:table-cell/>
          <table:table-cell table:formula="of:=ABS([.C16])+ABS([.D16])+ABS([.E16])" office:value-type="float" office:value="0.857142857142857" calcext:value-type="float">
            <text:p>0,85714285714285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formula="of:=MAX([.J14:.J16])" office:value-type="float" office:value="0.857142857142857" calcext:value-type="float">
            <text:p>0,857142857142857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/>
          <table:table-cell table:style-name="ce3" office:value-type="string" calcext:value-type="string">
            <text:p>x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2]*[.$C$14]+[.C23]*[.$D$14]+[.C24]*[.$E$14]+[.$H$14]" office:value-type="float" office:value="0.333333333333333" calcext:value-type="float">
            <text:p>0,333333333333333</text:p>
          </table:table-cell>
          <table:table-cell table:style-name="ce1" table:formula="of:=[.D22]*[.$C$14]+[.D23]*[.$D$14]+[.D24]*[.$E$14]+[.$H$14]" office:value-type="float" office:value="0.142857142857143" calcext:value-type="float">
            <text:p>0,142857142857143</text:p>
          </table:table-cell>
          <table:table-cell table:style-name="ce1" table:formula="of:=[.E22]*[.$C$14]+[.E23]*[.$D$14]+[.E24]*[.$E$14]+[.$H$14]" office:value-type="float" office:value="0.0714285714285715" calcext:value-type="float">
            <text:p>0,0714285714285715</text:p>
          </table:table-cell>
          <table:table-cell table:style-name="ce1" table:formula="of:=[.F22]*[.$C$14]+[.F23]*[.$D$14]+[.F24]*[.$E$14]+[.$H$14]" office:value-type="float" office:value="0.0408163265306122" calcext:value-type="float">
            <text:p>0,0408163265306122</text:p>
          </table:table-cell>
          <table:table-cell table:style-name="ce1" table:formula="of:=[.G22]*[.$C$14]+[.G23]*[.$D$14]+[.G24]*[.$E$14]+[.$H$14]" office:value-type="float" office:value="0.0368480725623583" calcext:value-type="float">
            <text:p>0,0368480725623583</text:p>
          </table:table-cell>
          <table:table-cell table:style-name="ce1" table:formula="of:=[.H22]*[.$C$14]+[.H23]*[.$D$14]+[.H24]*[.$E$14]+[.$H$14]" office:value-type="float" office:value="0.0349044379656625" calcext:value-type="float">
            <text:p>0,0349044379656625</text:p>
          </table:table-cell>
          <table:table-cell table:formula="of:=[.I22]*[.$C$14]+[.I23]*[.$D$14]+[.I24]*[.$E$14]+[.$H$14]" office:value-type="float" office:value="0.0351608897527265" calcext:value-type="float">
            <text:p>0,0351608897527265</text:p>
          </table:table-cell>
          <table:table-cell table:style-name="ce1" table:formula="of:=[.J22]*[.$C$14]+[.J23]*[.$D$14]+[.J24]*[.$E$14]+[.$H$14]" office:value-type="float" office:value="0.0350239869190307" calcext:value-type="float">
            <text:p>0,0350239869190307</text:p>
          </table:table-cell>
          <table:table-cell table:style-name="ce1" table:formula="of:=[.K22]*[.$C$14]+[.K23]*[.$D$14]+[.K24]*[.$E$14]+[.$H$14]" office:value-type="float" office:value="0.0351007939078882" calcext:value-type="float">
            <text:p>0,0351007939078882</text:p>
          </table:table-cell>
          <table:table-cell table:style-name="ce1" table:formula="of:=[.L22]*[.$C$14]+[.L23]*[.$D$14]+[.L24]*[.$E$14]+[.$H$14]" office:value-type="float" office:value="0.0350783899565657" calcext:value-type="float">
            <text:p>0,0350783899565657</text:p>
          </table:table-cell>
          <table:table-cell table:style-name="ce1" table:formula="of:=ABS([.M22]-[.E8])" office:value-type="float" office:value="0.00000932934167996447" calcext:value-type="float">
            <text:p>9,32934167996447E-06</text:p>
          </table:table-cell>
        </table:table-row>
        <table:table-row table:style-name="ro1">
          <table:table-cell/>
          <table:table-cell table:style-name="ce3" office:value-type="string" calcext:value-type="string">
            <text:p>x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2]*[.$C$15]+[.C23]*[.$D$15]+[.C24]*[.$E$15]+[.$H$15]" office:value-type="float" office:value="0" calcext:value-type="float">
            <text:p>0</text:p>
          </table:table-cell>
          <table:table-cell table:style-name="ce1" table:formula="of:=[.D22]*[.$C$15]+[.D23]*[.$D$15]+[.D24]*[.$E$15]+[.$H$15]" office:value-type="float" office:value="-0.357142857142857" calcext:value-type="float">
            <text:p>-0,357142857142857</text:p>
          </table:table-cell>
          <table:table-cell table:style-name="ce1" table:formula="of:=[.E22]*[.$C$15]+[.E23]*[.$D$15]+[.E24]*[.$E$15]+[.$H$15]" office:value-type="float" office:value="-0.214285714285714" calcext:value-type="float">
            <text:p>-0,214285714285714</text:p>
          </table:table-cell>
          <table:table-cell table:style-name="ce1" table:formula="of:=[.F22]*[.$C$15]+[.F23]*[.$D$15]+[.F24]*[.$E$15]+[.$H$15]" office:value-type="float" office:value="-0.256802721088435" calcext:value-type="float">
            <text:p>-0,256802721088435</text:p>
          </table:table-cell>
          <table:table-cell table:style-name="ce1" table:formula="of:=[.G22]*[.$C$15]+[.G23]*[.$D$15]+[.G24]*[.$E$15]+[.$H$15]" office:value-type="float" office:value="-0.231292517006803" calcext:value-type="float">
            <text:p>-0,231292517006803</text:p>
          </table:table-cell>
          <table:table-cell table:style-name="ce1" table:formula="of:=[.H22]*[.$C$15]+[.H23]*[.$D$15]+[.H24]*[.$E$15]+[.$H$15]" office:value-type="float" office:value="-0.239755425979916" calcext:value-type="float">
            <text:p>-0,239755425979916</text:p>
          </table:table-cell>
          <table:table-cell table:formula="of:=[.I22]*[.$C$15]+[.I23]*[.$D$15]+[.I24]*[.$E$15]+[.$H$15]" office:value-type="float" office:value="-0.235706187236799" calcext:value-type="float">
            <text:p>-0,235706187236799</text:p>
          </table:table-cell>
          <table:table-cell table:style-name="ce1" table:formula="of:=[.J22]*[.$C$15]+[.J23]*[.$D$15]+[.J24]*[.$E$15]+[.$H$15]" office:value-type="float" office:value="-0.237321062211733" calcext:value-type="float">
            <text:p>-0,237321062211733</text:p>
          </table:table-cell>
          <table:table-cell table:style-name="ce1" table:formula="of:=[.K22]*[.$C$15]+[.K23]*[.$D$15]+[.K24]*[.$E$15]+[.$H$15]" office:value-type="float" office:value="-0.236637512147716" calcext:value-type="float">
            <text:p>-0,236637512147716</text:p>
          </table:table-cell>
          <table:table-cell table:style-name="ce1" table:formula="of:=[.L22]*[.$C$15]+[.L23]*[.$D$15]+[.L24]*[.$E$15]+[.$H$15]" office:value-type="float" office:value="-0.236926169614806" calcext:value-type="float">
            <text:p>-0,236926169614806</text:p>
          </table:table-cell>
          <table:table-cell table:style-name="ce1" table:formula="of:=ABS([.M23]-[.E9])" office:value-type="float" office:value="0.0000840643516483997" calcext:value-type="float">
            <text:p>8,40643516483997E-05</text:p>
          </table:table-cell>
        </table:table-row>
        <table:table-row table:style-name="ro1">
          <table:table-cell/>
          <table:table-cell table:style-name="ce3"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2]*[.$C$16]+[.C23]*[.$D$16]+[.C24]*[.$E$16]+[.$H$16]" office:value-type="float" office:value="0.571428571428571" calcext:value-type="float">
            <text:p>0,571428571428571</text:p>
          </table:table-cell>
          <table:table-cell table:style-name="ce1" table:formula="of:=[.D22]*[.$C$16]+[.D23]*[.$D$16]+[.D24]*[.$E$16]+[.$H$16]" office:value-type="float" office:value="0.428571428571429" calcext:value-type="float">
            <text:p>0,428571428571429</text:p>
          </table:table-cell>
          <table:table-cell table:style-name="ce1" table:formula="of:=[.E22]*[.$C$16]+[.E23]*[.$D$16]+[.E24]*[.$E$16]+[.$H$16]" office:value-type="float" office:value="0.663265306122449" calcext:value-type="float">
            <text:p>0,663265306122449</text:p>
          </table:table-cell>
          <table:table-cell table:style-name="ce1" table:formula="of:=[.F22]*[.$C$16]+[.F23]*[.$D$16]+[.F24]*[.$E$16]+[.$H$16]" office:value-type="float" office:value="0.63265306122449" calcext:value-type="float">
            <text:p>0,63265306122449</text:p>
          </table:table-cell>
          <table:table-cell table:style-name="ce1" table:formula="of:=[.G22]*[.$C$16]+[.G23]*[.$D$16]+[.G24]*[.$E$16]+[.$H$16]" office:value-type="float" office:value="0.66399416909621" calcext:value-type="float">
            <text:p>0,66399416909621</text:p>
          </table:table-cell>
          <table:table-cell table:style-name="ce1" table:formula="of:=[.H22]*[.$C$16]+[.H23]*[.$D$16]+[.H24]*[.$E$16]+[.$H$16]" office:value-type="float" office:value="0.654761904761905" calcext:value-type="float">
            <text:p>0,654761904761905</text:p>
          </table:table-cell>
          <table:table-cell table:formula="of:=[.I22]*[.$C$16]+[.I23]*[.$D$16]+[.I24]*[.$E$16]+[.$H$16]" office:value-type="float" office:value="0.659221852006109" calcext:value-type="float">
            <text:p>0,659221852006109</text:p>
          </table:table-cell>
          <table:table-cell table:style-name="ce1" table:formula="of:=[.J22]*[.$C$16]+[.J23]*[.$D$16]+[.J24]*[.$E$16]+[.$H$16]" office:value-type="float" office:value="0.657376556064603" calcext:value-type="float">
            <text:p>0,657376556064603</text:p>
          </table:table-cell>
          <table:table-cell table:style-name="ce1" table:formula="of:=[.K22]*[.$C$16]+[.K23]*[.$D$16]+[.K24]*[.$E$16]+[.$H$16]" office:value-type="float" office:value="0.658127317982587" calcext:value-type="float">
            <text:p>0,658127317982587</text:p>
          </table:table-cell>
          <table:table-cell table:style-name="ce1" table:formula="of:=[.L22]*[.$C$16]+[.L23]*[.$D$16]+[.L24]*[.$E$16]+[.$H$16]" office:value-type="float" office:value="0.657801450674212" calcext:value-type="float">
            <text:p>0,657801450674212</text:p>
          </table:table-cell>
          <table:table-cell table:style-name="ce1" table:formula="of:=ABS([.M24]-[.E10])" office:value-type="float" office:value="0.0000932861678931696" calcext:value-type="float">
            <text:p>9,32861678931696E-05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AXIMOS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AX([.D22:.D24])" office:value-type="float" office:value="0.571428571428571" calcext:value-type="float">
            <text:p>0,571428571428571</text:p>
          </table:table-cell>
          <table:table-cell table:style-name="ce1" table:formula="of:=MAX([.E22:.E24])" office:value-type="float" office:value="0.428571428571429" calcext:value-type="float">
            <text:p>0,428571428571429</text:p>
          </table:table-cell>
          <table:table-cell table:style-name="ce1" table:formula="of:=MAX([.F22:.F24])" office:value-type="float" office:value="0.663265306122449" calcext:value-type="float">
            <text:p>0,663265306122449</text:p>
          </table:table-cell>
          <table:table-cell table:style-name="ce1" table:formula="of:=MAX([.G22:.G24])" office:value-type="float" office:value="0.63265306122449" calcext:value-type="float">
            <text:p>0,63265306122449</text:p>
          </table:table-cell>
          <table:table-cell table:style-name="ce1" table:formula="of:=MAX([.H22:.H24])" office:value-type="float" office:value="0.66399416909621" calcext:value-type="float">
            <text:p>0,66399416909621</text:p>
          </table:table-cell>
          <table:table-cell table:style-name="ce1" table:formula="of:=MAX([.I22:.I24])" office:value-type="float" office:value="0.654761904761905" calcext:value-type="float">
            <text:p>0,654761904761905</text:p>
          </table:table-cell>
          <table:table-cell table:formula="of:=MAX([.J22:.J24])" office:value-type="float" office:value="0.659221852006109" calcext:value-type="float">
            <text:p>0,659221852006109</text:p>
          </table:table-cell>
          <table:table-cell table:style-name="ce1" table:formula="of:=MAX([.K22:.K24])" office:value-type="float" office:value="0.657376556064603" calcext:value-type="float">
            <text:p>0,657376556064603</text:p>
          </table:table-cell>
          <table:table-cell table:style-name="ce1" table:formula="of:=MAX([.L22:.L24])" office:value-type="float" office:value="0.658127317982587" calcext:value-type="float">
            <text:p>0,658127317982587</text:p>
          </table:table-cell>
          <table:table-cell table:style-name="ce1" table:formula="of:=MAX([.M22:.M24])" office:value-type="float" office:value="0.657801450674212" calcext:value-type="float">
            <text:p>0,65780145067421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rror %</text:p>
          </table:table-cell>
          <table:table-cell table:style-name="ce1"/>
          <table:table-cell table:style-name="ce1" table:formula="of:=ABS([.C26]-[.D26])" office:value-type="float" office:value="0.571428571428571" calcext:value-type="float">
            <text:p>0,571428571428571</text:p>
          </table:table-cell>
          <table:table-cell table:style-name="ce1" table:formula="of:=ABS([.D26]-[.E26])" office:value-type="float" office:value="0.142857142857143" calcext:value-type="float">
            <text:p>0,142857142857143</text:p>
          </table:table-cell>
          <table:table-cell table:style-name="ce1" table:formula="of:=ABS([.E26]-[.F26])" office:value-type="float" office:value="0.23469387755102" calcext:value-type="float">
            <text:p>0,23469387755102</text:p>
          </table:table-cell>
          <table:table-cell table:style-name="ce1" table:formula="of:=ABS([.F26]-[.G26])" office:value-type="float" office:value="0.0306122448979592" calcext:value-type="float">
            <text:p>0,0306122448979592</text:p>
          </table:table-cell>
          <table:table-cell table:style-name="ce1" table:formula="of:=ABS([.G26]-[.H26])" office:value-type="float" office:value="0.0313411078717202" calcext:value-type="float">
            <text:p>0,0313411078717202</text:p>
          </table:table-cell>
          <table:table-cell table:style-name="ce1" table:formula="of:=ABS([.H26]-[.I26])" office:value-type="float" office:value="0.00923226433430524" calcext:value-type="float">
            <text:p>0,00923226433430524</text:p>
          </table:table-cell>
          <table:table-cell table:formula="of:=ABS([.I26]-[.J26])" office:value-type="float" office:value="0.00445994724420384" calcext:value-type="float">
            <text:p>0,00445994724420384</text:p>
          </table:table-cell>
          <table:table-cell table:style-name="ce1" table:formula="of:=ABS([.J26]-[.K26])" office:value-type="float" office:value="0.00184529594150584" calcext:value-type="float">
            <text:p>0,00184529594150584</text:p>
          </table:table-cell>
          <table:table-cell table:style-name="ce1" table:formula="of:=ABS([.K26]-[.L26])" office:value-type="float" office:value="0.000750761917983955" calcext:value-type="float">
            <text:p>0,000750761917983955</text:p>
          </table:table-cell>
          <table:table-cell table:style-name="ce1" table:formula="of:=ABS([.L26]-[.M26])" office:value-type="float" office:value="0.000325867308374583" calcext:value-type="float">
            <text:p>0,000325867308374583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er metodo seidel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table:number-columns-repeated="3"/>
          <table:table-cell table:style-name="ce7" office:value-type="string" calcext:value-type="string">
            <text:p>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4" table:formula="of:=1/3" office:value-type="float" office:value="0.333333333333333" calcext:value-type="float">
            <text:p>0,333333333333333</text:p>
          </table:table-cell>
          <table:table-cell table:style-name="ce1" table:formula="of:=-1/3" office:value-type="float" office:value="-0.333333333333333" calcext:value-type="float">
            <text:p>-0,333333333333333</text:p>
          </table:table-cell>
          <table:table-cell/>
          <table:table-cell table:style-name="ce1" office:value-type="string" calcext:value-type="string">
            <text:p>x1</text:p>
          </table:table-cell>
          <table:table-cell table:style-name="ce1" table:formula="of:=1/3" office:value-type="float" office:value="0.333333333333333" calcext:value-type="float">
            <text:p>0,333333333333333</text:p>
          </table:table-cell>
          <table:table-cell/>
          <table:table-cell table:formula="of:=ABS([.C32])+ABS([.D32])+ABS([.E32])" office:value-type="float" office:value="0.666666666666667" calcext:value-type="float">
            <text:p>0,666666666666667</text:p>
          </table:table-cell>
          <table:table-cell/>
          <table:table-cell table:style-name="ce1" office:value-type="float" office:value="0.0350877192982457" calcext:value-type="float">
            <text:p>0,03508771929824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-2/6" office:value-type="float" office:value="-0.333333333333333" calcext:value-type="float">
            <text:p>-0,333333333333333</text:p>
          </table:table-cell>
          <table:table-cell/>
          <table:table-cell table:style-name="ce1" office:value-type="string" calcext:value-type="string">
            <text:p>x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ABS([.C33])+ABS([.D33])+ABS([.E33])" office:value-type="float" office:value="0.833333333333333" calcext:value-type="float">
            <text:p>0,833333333333333</text:p>
          </table:table-cell>
          <table:table-cell/>
          <table:table-cell table:style-name="ce1" office:value-type="float" office:value="-0.236842105263158" calcext:value-type="float">
            <text:p>-0,2368421052631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-3/7" office:value-type="float" office:value="-0.428571428571429" calcext:value-type="float">
            <text:p>-0,428571428571429</text:p>
          </table:table-cell>
          <table:table-cell table:style-name="ce1" table:formula="of:=-3/7" office:value-type="float" office:value="-0.428571428571429" calcext:value-type="float">
            <text:p>-0,42857142857142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x3</text:p>
          </table:table-cell>
          <table:table-cell table:style-name="ce1" table:formula="of:=4/7" office:value-type="float" office:value="0.571428571428571" calcext:value-type="float">
            <text:p>0,571428571428571</text:p>
          </table:table-cell>
          <table:table-cell/>
          <table:table-cell table:formula="of:=ABS([.C34])+ABS([.D34])+ABS([.E34])" office:value-type="float" office:value="0.857142857142857" calcext:value-type="float">
            <text:p>0,857142857142857</text:p>
          </table:table-cell>
          <table:table-cell/>
          <table:table-cell table:style-name="ce1" office:value-type="float" office:value="0.657894736842105" calcext:value-type="float">
            <text:p>0,657894736842105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formula="of:=MAX([.J32:.J34])" office:value-type="float" office:value="0.857142857142857" calcext:value-type="float">
            <text:p>0,857142857142857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x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40]*[.$D$32]+[.C41]*[.$E$32]+[.$H$32]" office:value-type="float" office:value="0.333333333333333" calcext:value-type="float">
            <text:p>0,333333333333333</text:p>
          </table:table-cell>
          <table:table-cell table:style-name="ce1" table:formula="of:=[.D40]*[.$D$32]+[.D41]*[.$E$32]+[.$H$32]" office:value-type="float" office:value="0.111111111111111" calcext:value-type="float">
            <text:p>0,111111111111111</text:p>
          </table:table-cell>
          <table:table-cell table:style-name="ce1" table:formula="of:=[.E40]*[.$D$32]+[.E41]*[.$E$32]+[.$H$32]" office:value-type="float" office:value="0.0529100529100529" calcext:value-type="float">
            <text:p>0,0529100529100529</text:p>
          </table:table-cell>
          <table:table-cell table:style-name="ce1" table:formula="of:=[.F40]*[.$D$32]+[.F41]*[.$E$32]+[.$H$32]" office:value-type="float" office:value="0.0395565633660872" calcext:value-type="float">
            <text:p>0,0395565633660872</text:p>
          </table:table-cell>
          <table:table-cell table:style-name="ce1" table:formula="of:=[.G40]*[.$D$32]+[.G41]*[.$E$32]+[.$H$32]" office:value-type="float" office:value="0.0361492039496575" calcext:value-type="float">
            <text:p>0,0361492039496575</text:p>
          </table:table-cell>
          <table:table-cell table:style-name="ce1" table:formula="of:=[.H40]*[.$D$32]+[.H41]*[.$E$32]+[.$H$32]" office:value-type="float" office:value="0.0353510682848767" calcext:value-type="float">
            <text:p>0,0353510682848767</text:p>
          </table:table-cell>
          <table:table-cell table:formula="of:=[.I40]*[.$D$32]+[.I41]*[.$E$32]+[.$H$32]" office:value-type="float" office:value="0.0351508066143429" calcext:value-type="float">
            <text:p>0,0351508066143429</text:p>
          </table:table-cell>
          <table:table-cell table:style-name="ce1" table:formula="of:=[.J40]*[.$D$32]+[.J41]*[.$E$32]+[.$H$32]" office:value-type="float" office:value="0.0351032638840898" calcext:value-type="float">
            <text:p>0,035103263884089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x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D39]*[.$C$33]+[.C41]*[.$E$33]+[.$H$33]" office:value-type="float" office:value="-0.166666666666667" calcext:value-type="float">
            <text:p>-0,166666666666667</text:p>
          </table:table-cell>
          <table:table-cell table:style-name="ce1" table:formula="of:=[.E39]*[.$C$33]+[.D41]*[.$E$33]+[.$H$33]" office:value-type="float" office:value="-0.222222222222222" calcext:value-type="float">
            <text:p>-0,222222222222222</text:p>
          </table:table-cell>
          <table:table-cell table:style-name="ce1" table:formula="of:=[.F39]*[.$C$33]+[.E41]*[.$E$33]+[.$H$33]" office:value-type="float" office:value="-0.232804232804233" calcext:value-type="float">
            <text:p>-0,232804232804233</text:p>
          </table:table-cell>
          <table:table-cell table:style-name="ce1" table:formula="of:=[.G39]*[.$C$33]+[.F41]*[.$E$33]+[.$H$33]" office:value-type="float" office:value="-0.235953640715545" calcext:value-type="float">
            <text:p>-0,235953640715545</text:p>
          </table:table-cell>
          <table:table-cell table:style-name="ce1" table:formula="of:=[.H39]*[.$C$33]+[.G41]*[.$E$33]+[.$H$33]" office:value-type="float" office:value="-0.236607517786656" calcext:value-type="float">
            <text:p>-0,236607517786656</text:p>
          </table:table-cell>
          <table:table-cell table:style-name="ce1" table:formula="of:=[.I39]*[.$C$33]+[.H41]*[.$E$33]+[.$H$33]" office:value-type="float" office:value="-0.236788626595343" calcext:value-type="float">
            <text:p>-0,236788626595343</text:p>
          </table:table-cell>
          <table:table-cell table:formula="of:=[.J39]*[.$C$33]+[.I41]*[.$E$33]+[.$H$33]" office:value-type="float" office:value="-0.236828387827714" calcext:value-type="float">
            <text:p>-0,236828387827714</text:p>
          </table:table-cell>
          <table:table-cell table:style-name="ce1" table:formula="of:=[.K39]*[.$C$33]+[.J41]*[.$E$33]+[.$H$33]" office:value-type="float" office:value="-0.236838905448717" calcext:value-type="float">
            <text:p>-0,23683890544871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D39]*[.$C$34]+[.D40]*[.$D$34]+[.$H$34]" office:value-type="float" office:value="0.5" calcext:value-type="float">
            <text:p>0,5</text:p>
          </table:table-cell>
          <table:table-cell table:style-name="ce1" table:formula="of:=[.E39]*[.$C$34]+[.E40]*[.$D$34]+[.$H$34]" office:value-type="float" office:value="0.619047619047619" calcext:value-type="float">
            <text:p>0,619047619047619</text:p>
          </table:table-cell>
          <table:table-cell table:style-name="ce1" table:formula="of:=[.F39]*[.$C$34]+[.F40]*[.$D$34]+[.$H$34]" office:value-type="float" office:value="0.648526077097506" calcext:value-type="float">
            <text:p>0,648526077097506</text:p>
          </table:table-cell>
          <table:table-cell table:style-name="ce1" table:formula="of:=[.G39]*[.$C$34]+[.G40]*[.$D$34]+[.$H$34]" office:value-type="float" office:value="0.655598747435482" calcext:value-type="float">
            <text:p>0,655598747435482</text:p>
          </table:table-cell>
          <table:table-cell table:style-name="ce1" table:formula="of:=[.H39]*[.$C$34]+[.H40]*[.$D$34]+[.$H$34]" office:value-type="float" office:value="0.657339277358714" calcext:value-type="float">
            <text:p>0,657339277358714</text:p>
          </table:table-cell>
          <table:table-cell table:style-name="ce1" table:formula="of:=[.I39]*[.$C$34]+[.I40]*[.$D$34]+[.$H$34]" office:value-type="float" office:value="0.657758953561628" calcext:value-type="float">
            <text:p>0,657758953561628</text:p>
          </table:table-cell>
          <table:table-cell table:formula="of:=[.J39]*[.$C$34]+[.J40]*[.$D$34]+[.$H$34]" office:value-type="float" office:value="0.657861820520016" calcext:value-type="float">
            <text:p>0,657861820520016</text:p>
          </table:table-cell>
          <table:table-cell table:style-name="ce1" table:formula="of:=[.K39]*[.$C$34]+[.K40]*[.$D$34]+[.$H$34]" office:value-type="float" office:value="0.657886703527697" calcext:value-type="float">
            <text:p>0,65788670352769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AXIMOS</text:p>
          </table:table-cell>
          <table:table-cell table:style-name="ce1" table:formula="of:=MAX([.C39:.C41])" office:value-type="float" office:value="0" calcext:value-type="float">
            <text:p>0</text:p>
          </table:table-cell>
          <table:table-cell table:style-name="ce1" table:formula="of:=MAX([.D39:.D41])" office:value-type="float" office:value="0.5" calcext:value-type="float">
            <text:p>0,5</text:p>
          </table:table-cell>
          <table:table-cell table:style-name="ce1" table:formula="of:=MAX([.E39:.E41])" office:value-type="float" office:value="0.619047619047619" calcext:value-type="float">
            <text:p>0,619047619047619</text:p>
          </table:table-cell>
          <table:table-cell table:style-name="ce1" table:formula="of:=MAX([.F39:.F41])" office:value-type="float" office:value="0.648526077097506" calcext:value-type="float">
            <text:p>0,648526077097506</text:p>
          </table:table-cell>
          <table:table-cell table:style-name="ce1" table:formula="of:=MAX([.G39:.G41])" office:value-type="float" office:value="0.655598747435482" calcext:value-type="float">
            <text:p>0,655598747435482</text:p>
          </table:table-cell>
          <table:table-cell table:style-name="ce1" table:formula="of:=MAX([.H39:.H41])" office:value-type="float" office:value="0.657339277358714" calcext:value-type="float">
            <text:p>0,657339277358714</text:p>
          </table:table-cell>
          <table:table-cell table:style-name="ce1" table:formula="of:=MAX([.I39:.I41])" office:value-type="float" office:value="0.657758953561628" calcext:value-type="float">
            <text:p>0,657758953561628</text:p>
          </table:table-cell>
          <table:table-cell table:formula="of:=MAX([.J39:.J41])" office:value-type="float" office:value="0.657861820520016" calcext:value-type="float">
            <text:p>0,657861820520016</text:p>
          </table:table-cell>
          <table:table-cell table:style-name="ce1" table:formula="of:=MAX([.K39:.K41])" office:value-type="float" office:value="0.657886703527697" calcext:value-type="float">
            <text:p>0,65788670352769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rror %</text:p>
          </table:table-cell>
          <table:table-cell table:style-name="ce1"/>
          <table:table-cell table:style-name="ce1" table:formula="of:=ABS([.C43]-[.D43])" office:value-type="float" office:value="0.5" calcext:value-type="float">
            <text:p>0,5</text:p>
          </table:table-cell>
          <table:table-cell table:style-name="ce1" table:formula="of:=ABS([.D43]-[.E43])" office:value-type="float" office:value="0.119047619047619" calcext:value-type="float">
            <text:p>0,119047619047619</text:p>
          </table:table-cell>
          <table:table-cell table:style-name="ce1" table:formula="of:=ABS([.E43]-[.F43])" office:value-type="float" office:value="0.0294784580498866" calcext:value-type="float">
            <text:p>0,0294784580498866</text:p>
          </table:table-cell>
          <table:table-cell table:style-name="ce1" table:formula="of:=ABS([.F43]-[.G43])" office:value-type="float" office:value="0.00707267033797643" calcext:value-type="float">
            <text:p>0,00707267033797643</text:p>
          </table:table-cell>
          <table:table-cell table:style-name="ce1" table:formula="of:=ABS([.G43]-[.H43])" office:value-type="float" office:value="0.00174052992323159" calcext:value-type="float">
            <text:p>0,00174052992323159</text:p>
          </table:table-cell>
          <table:table-cell table:style-name="ce1" table:formula="of:=ABS([.H43]-[.I43])" office:value-type="float" office:value="0.000419676202914721" calcext:value-type="float">
            <text:p>0,000419676202914721</text:p>
          </table:table-cell>
          <table:table-cell table:formula="of:=ABS([.I43]-[.J43])" office:value-type="float" office:value="0.000102866958387904" calcext:value-type="float">
            <text:p>0,000102866958387904</text:p>
          </table:table-cell>
          <table:table-cell table:style-name="ce1" table:formula="of:=ABS([.J43]-[.K43])" office:value-type="float" office:value="0.000024883007680998" calcext:value-type="float">
            <text:p>2,4883007680998E-05</text:p>
          </table:table-cell>
          <table:table-cell table:number-columns-repeated="3"/>
        </table:table-row>
      </table:table>
      <table:table table:name="ejer2Clase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or p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valor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[.A3]*[.A3])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((-1)^[.G3])/(((2*[.G3])+1)^3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([.A4]*[.A4])" office:value-type="float" office:value="0.25" calcext:value-type="float">
            <text:p>0,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((-1)^[.G4])/(((2*[.G4])+1)^3)" office:value-type="float" office:value="-0.037037037037037" calcext:value-type="float">
            <text:p>-0,03703703703703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([.A5]*[.A5])" office:value-type="float" office:value="0.111111111111111" calcext:value-type="float">
            <text:p>0,1111111111111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((-1)^[.G5])/(((2*[.G5])+1)^3)" office:value-type="float" office:value="0.008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([.A6]*[.A6])" office:value-type="float" office:value="0.0625" calcext:value-type="float">
            <text:p>0,06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((-1)^[.G6])/(((2*[.G6])+1)^3)" office:value-type="float" office:value="-0.00291545189504373" calcext:value-type="float">
            <text:p>-0,0029154518950437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([.A7]*[.A7])" office:value-type="float" office:value="0.04" calcext:value-type="float">
            <text:p>0,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((-1)^[.G7])/(((2*[.G7])+1)^3)" office:value-type="float" office:value="0.00137174211248285" calcext:value-type="float">
            <text:p>0,001371742112482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([.A8]*[.A8])" office:value-type="float" office:value="0.0277777777777778" calcext:value-type="float">
            <text:p>0,027777777777777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((-1)^[.G8])/(((2*[.G8])+1)^3)" office:value-type="float" office:value="-0.000751314800901578" calcext:value-type="float">
            <text:p>-0,00075131480090157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([.A9]*[.A9])" office:value-type="float" office:value="0.0204081632653061" calcext:value-type="float">
            <text:p>0,020408163265306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((-1)^[.G9])/(((2*[.G9])+1)^3)" office:value-type="float" office:value="0.000455166135639508" calcext:value-type="float">
            <text:p>0,00045516613563950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([.A10]*[.A10])" office:value-type="float" office:value="0.015625" calcext:value-type="float">
            <text:p>0,0156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((-1)^[.G10])/(((2*[.G10])+1)^3)" office:value-type="float" office:value="-0.000296296296296296" calcext:value-type="float">
            <text:p>-0,00029629629629629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([.A11]*[.A11])" office:value-type="float" office:value="0.0123456790123457" calcext:value-type="float">
            <text:p>0,012345679012345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((-1)^[.G11])/(((2*[.G11])+1)^3)" office:value-type="float" office:value="0.000203541624262162" calcext:value-type="float">
            <text:p>0,00020354162426216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([.A12]*[.A12])" office:value-type="float" office:value="0.01" calcext:value-type="float">
            <text:p>0,0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((-1)^[.G12])/(((2*[.G12])+1)^3)" office:value-type="float" office:value="-0.000145793847499636" calcext:value-type="float">
            <text:p>-0,00014579384749963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([.A13]*[.A13])" office:value-type="float" office:value="0.00826446280991736" calcext:value-type="float">
            <text:p>0,0082644628099173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((-1)^[.G13])/(((2*[.G13])+1)^3)" office:value-type="float" office:value="0.000107979699816435" calcext:value-type="float">
            <text:p>0,00010797969981643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([.A14]*[.A14])" office:value-type="float" office:value="0.00694444444444444" calcext:value-type="float">
            <text:p>0,0069444444444444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((-1)^[.G14])/(((2*[.G14])+1)^3)" office:value-type="float" office:value="-0.0000821895290539985" calcext:value-type="float">
            <text:p>-8,21895290539985E-0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([.A15]*[.A15])" office:value-type="float" office:value="0.00591715976331361" calcext:value-type="float">
            <text:p>0,005917159763313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((-1)^[.G15])/(((2*[.G15])+1)^3)" office:value-type="float" office:value="0.000064" calcext:value-type="float">
            <text:p>0,00006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([.A16]*[.A16])" office:value-type="float" office:value="0.00510204081632653" calcext:value-type="float">
            <text:p>0,0051020408163265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((-1)^[.G16])/(((2*[.G16])+1)^3)" office:value-type="float" office:value="-0.0000508052634252909" calcext:value-type="float">
            <text:p>-5,08052634252909E-0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([.A17]*[.A17])" office:value-type="float" office:value="0.00444444444444444" calcext:value-type="float">
            <text:p>0,0044444444444444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((-1)^[.G17])/(((2*[.G17])+1)^3)" office:value-type="float" office:value="0.0000410020911066464" calcext:value-type="float">
            <text:p>4,10020911066464E-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([.A18]*[.A18])" office:value-type="float" office:value="0.00390625" calcext:value-type="float">
            <text:p>0,0039062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((-1)^[.G18])/(((2*[.G18])+1)^3)" office:value-type="float" office:value="-0.0000335671847202175" calcext:value-type="float">
            <text:p>-3,35671847202175E-0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/([.A19]*[.A19])" office:value-type="float" office:value="0.00346020761245675" calcext:value-type="float">
            <text:p>0,0034602076124567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(-1)^[.G19])/(((2*[.G19])+1)^3)" office:value-type="float" office:value="0.0000278264741074658" calcext:value-type="float">
            <text:p>2,78264741074658E-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([.A20]*[.A20])" office:value-type="float" office:value="0.00308641975308642" calcext:value-type="float">
            <text:p>0,0030864197530864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((-1)^[.G20])/(((2*[.G20])+1)^3)" office:value-type="float" office:value="-0.0000233236151603499" calcext:value-type="float">
            <text:p>-2,33236151603499E-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/([.A21]*[.A21])" office:value-type="float" office:value="0.00277008310249308" calcext:value-type="float">
            <text:p>0,0027700831024930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((-1)^[.G21])/(((2*[.G21])+1)^3)" office:value-type="float" office:value="0.0000197421672951257" calcext:value-type="float">
            <text:p>1,97421672951257E-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([.A22]*[.A22])" office:value-type="float" office:value="0.0025" calcext:value-type="float">
            <text:p>0,0025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((-1)^[.G22])/(((2*[.G22])+1)^3)" office:value-type="float" office:value="-0.0000168580050236855" calcext:value-type="float">
            <text:p>-1,68580050236855E-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/([.A23]*[.A23])" office:value-type="float" office:value="0.00226757369614512" calcext:value-type="float">
            <text:p>0,0022675736961451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((-1)^[.G23])/(((2*[.G23])+1)^3)" office:value-type="float" office:value="0.0000145093657956211" calcext:value-type="float">
            <text:p>1,45093657956211E-0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/([.A24]*[.A24])" office:value-type="float" office:value="0.00206611570247934" calcext:value-type="float">
            <text:p>0,0020661157024793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((-1)^[.G24])/(((2*[.G24])+1)^3)" office:value-type="float" office:value="-0.0000125775088985875" calcext:value-type="float">
            <text:p>-1,25775088985875E-0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/([.A25]*[.A25])" office:value-type="float" office:value="0.00189035916824197" calcext:value-type="float">
            <text:p>0,00189035916824197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((-1)^[.G25])/(((2*[.G25])+1)^3)" office:value-type="float" office:value="0.0000109739368998628" calcext:value-type="float">
            <text:p>1,09739368998628E-0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([.A26]*[.A26])" office:value-type="float" office:value="0.00173611111111111" calcext:value-type="float">
            <text:p>0,0017361111111111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((-1)^[.G26])/(((2*[.G26])+1)^3)" office:value-type="float" office:value="-0.00000963177715920364" calcext:value-type="float">
            <text:p>-9,63177715920364E-0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/([.A27]*[.A27])" office:value-type="float" office:value="0.0016" calcext:value-type="float">
            <text:p>0,001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((-1)^[.G27])/(((2*[.G27])+1)^3)" office:value-type="float" office:value="0.00000849985975231409" calcext:value-type="float">
            <text:p>8,49985975231409E-0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/([.A28]*[.A28])" office:value-type="float" office:value="0.0014792899408284" calcext:value-type="float">
            <text:p>0,001479289940828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formula="of:=((-1)^[.G28])/(((2*[.G28])+1)^3)" office:value-type="float" office:value="-0.00000753857867637636" calcext:value-type="float">
            <text:p>-7,53857867637636E-0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/([.A29]*[.A29])" office:value-type="float" office:value="0.00137174211248285" calcext:value-type="float">
            <text:p>0,00137174211248285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((-1)^[.G29])/(((2*[.G29])+1)^3)" office:value-type="float" office:value="0.00000671695426425842" calcext:value-type="float">
            <text:p>6,71695426425842E-0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/([.A30]*[.A30])" office:value-type="float" office:value="0.00127551020408163" calcext:value-type="float">
            <text:p>0,00127551020408163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((-1)^[.G30])/(((2*[.G30])+1)^3)" office:value-type="float" office:value="-0.00000601051840721262" calcext:value-type="float">
            <text:p>-6,01051840721262E-0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/([.A31]*[.A31])" office:value-type="float" office:value="0.00118906064209275" calcext:value-type="float">
            <text:p>0,0011890606420927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formula="of:=((-1)^[.G31])/(((2*[.G31])+1)^3)" office:value-type="float" office:value="0.00000539977212961613" calcext:value-type="float">
            <text:p>5,39977212961613E-0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([.A32]*[.A32])" office:value-type="float" office:value="0.00111111111111111" calcext:value-type="float">
            <text:p>0,0011111111111111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((-1)^[.G32])/(((2*[.G32])+1)^3)" office:value-type="float" office:value="-0.00000486904698143432" calcext:value-type="float">
            <text:p>-4,86904698143432E-0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/([.A33]*[.A33])" office:value-type="float" office:value="0.00104058272632674" calcext:value-type="float">
            <text:p>0,0010405827263267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((-1)^[.G33])/(((2*[.G33])+1)^3)" office:value-type="float" office:value="0.00000440565509888493" calcext:value-type="float">
            <text:p>4,40565509888493E-0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([.A34]*[.A34])" office:value-type="float" office:value="0.0009765625" calcext:value-type="float">
            <text:p>0,0009765625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formula="of:=((-1)^[.G34])/(((2*[.G34])+1)^3)" office:value-type="float" office:value="-0.00000399924814134943" calcext:value-type="float">
            <text:p>-3,99924814134943E-0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/([.A35]*[.A35])" office:value-type="float" office:value="0.000918273645546373" calcext:value-type="float">
            <text:p>0,000918273645546373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((-1)^[.G35])/(((2*[.G35])+1)^3)" office:value-type="float" office:value="0.00000364132908511607" calcext:value-type="float">
            <text:p>3,64132908511607E-0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/([.A36]*[.A36])" office:value-type="float" office:value="0.000865051903114187" calcext:value-type="float">
            <text:p>0,00086505190311418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((-1)^[.G36])/(((2*[.G36])+1)^3)" office:value-type="float" office:value="-0.00000332487706267061" calcext:value-type="float">
            <text:p>-3,32487706267061E-0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/([.A37]*[.A37])" office:value-type="float" office:value="0.000816326530612245" calcext:value-type="float">
            <text:p>0,000816326530612245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formula="of:=((-1)^[.G37])/(((2*[.G37])+1)^3)" office:value-type="float" office:value="0.00000304405663162957" calcext:value-type="float">
            <text:p>3,04405663162957E-0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/([.A38]*[.A38])" office:value-type="float" office:value="0.000771604938271605" calcext:value-type="float">
            <text:p>0,00077160493827160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((-1)^[.G38])/(((2*[.G38])+1)^3)" office:value-type="float" office:value="-0.00000279399068483506" calcext:value-type="float">
            <text:p>-2,79399068483506E-0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/([.A39]*[.A39])" office:value-type="float" office:value="0.000730460189919649" calcext:value-type="float">
            <text:p>0,000730460189919649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formula="of:=((-1)^[.G39])/(((2*[.G39])+1)^3)" office:value-type="float" office:value="0.00000257058174835547" calcext:value-type="float">
            <text:p>2,57058174835547E-0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/([.A40]*[.A40])" office:value-type="float" office:value="0.000692520775623269" calcext:value-type="float">
            <text:p>0,000692520775623269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((-1)^[.G40])/(((2*[.G40])+1)^3)" office:value-type="float" office:value="-0.00000237037037037037" calcext:value-type="float">
            <text:p>-2,37037037037037E-0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/([.A41]*[.A41])" office:value-type="float" office:value="0.000657462195923734" calcext:value-type="float">
            <text:p>0,000657462195923734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formula="of:=((-1)^[.G41])/(((2*[.G41])+1)^3)" office:value-type="float" office:value="0.00000219042216006291" calcext:value-type="float">
            <text:p>2,19042216006291E-0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([.A42]*[.A42])" office:value-type="float" office:value="0.000625" calcext:value-type="float">
            <text:p>0,000625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formula="of:=((-1)^[.G42])/(((2*[.G42])+1)^3)" office:value-type="float" office:value="-0.00000202823711714489" calcext:value-type="float">
            <text:p>-2,02823711714489E-0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/([.A43]*[.A43])" office:value-type="float" office:value="0.000594883997620464" calcext:value-type="float">
            <text:p>0,00059488399762046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((-1)^[.G43])/(((2*[.G43])+1)^3)" office:value-type="float" office:value="0.00000188167642315892" calcext:value-type="float">
            <text:p>1,88167642315892E-0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/([.A44]*[.A44])" office:value-type="float" office:value="0.000566893424036281" calcext:value-type="float">
            <text:p>0,00056689342403628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formula="of:=((-1)^[.G44])/(((2*[.G44])+1)^3)" office:value-type="float" office:value="-0.00000174890300059288" calcext:value-type="float">
            <text:p>-1,74890300059288E-0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/([.A45]*[.A45])" office:value-type="float" office:value="0.000540832882639265" calcext:value-type="float">
            <text:p>0,00054083288263926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formula="of:=((-1)^[.G45])/(((2*[.G45])+1)^3)" office:value-type="float" office:value="0.00000162833299409729" calcext:value-type="float">
            <text:p>1,62833299409729E-0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/([.A46]*[.A46])" office:value-type="float" office:value="0.000516528925619835" calcext:value-type="float">
            <text:p>0,000516528925619835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formula="of:=((-1)^[.G46])/(((2*[.G46])+1)^3)" office:value-type="float" office:value="-0.00000151859596691283" calcext:value-type="float">
            <text:p>-1,51859596691283E-0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([.A47]*[.A47])" office:value-type="float" office:value="0.000493827160493827" calcext:value-type="float">
            <text:p>0,00049382716049382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formula="of:=((-1)^[.G47])/(((2*[.G47])+1)^3)" office:value-type="float" office:value="0.00000141850209016283" calcext:value-type="float">
            <text:p>1,41850209016283E-0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/([.A48]*[.A48])" office:value-type="float" office:value="0.000472589792060492" calcext:value-type="float">
            <text:p>0,00047258979206049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formula="of:=((-1)^[.G48])/(((2*[.G48])+1)^3)" office:value-type="float" office:value="-0.00000132701497270994" calcext:value-type="float">
            <text:p>-1,32701497270994E-0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/([.A49]*[.A49])" office:value-type="float" office:value="0.000452693526482571" calcext:value-type="float">
            <text:p>0,000452693526482571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formula="of:=((-1)^[.G49])/(((2*[.G49])+1)^3)" office:value-type="float" office:value="0.00000124322906371176" calcext:value-type="float">
            <text:p>1,24322906371176E-0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/([.A50]*[.A50])" office:value-type="float" office:value="0.000434027777777778" calcext:value-type="float">
            <text:p>0,000434027777777778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formula="of:=((-1)^[.G50])/(((2*[.G50])+1)^3)" office:value-type="float" office:value="-0.00000116635077999708" calcext:value-type="float">
            <text:p>-1,16635077999708E-0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/([.A51]*[.A51])" office:value-type="float" office:value="0.00041649312786339" calcext:value-type="float">
            <text:p>0,00041649312786339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formula="of:=((-1)^[.G51])/(((2*[.G51])+1)^3)" office:value-type="float" office:value="0.00000109568268152997" calcext:value-type="float">
            <text:p>1,09568268152997E-0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[.A52]*[.A52])" office:value-type="float" office:value="0.0004" calcext:value-type="float">
            <text:p>0,0004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formula="of:=((-1)^[.G52])/(((2*[.G52])+1)^3)" office:value-type="float" office:value="-0.00000103061015212836" calcext:value-type="float">
            <text:p>-1,03061015212836E-0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/([.A53]*[.A53])" office:value-type="float" office:value="0.000384467512495194" calcext:value-type="float">
            <text:p>0,00038446751249519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((-1)^[.G53])/(((2*[.G53])+1)^3)" office:value-type="float" office:value="0.000000970590147927645" calcext:value-type="float">
            <text:p>9,70590147927645E-0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/([.A54]*[.A54])" office:value-type="float" office:value="0.000369822485207101" calcext:value-type="float">
            <text:p>0,00036982248520710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formula="of:=((-1)^[.G54])/(((2*[.G54])+1)^3)" office:value-type="float" office:value="-0.00000091514165935316" calcext:value-type="float">
            <text:p>-9,1514165935316E-0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/([.A55]*[.A55])" office:value-type="float" office:value="0.000355998576005696" calcext:value-type="float">
            <text:p>0,000355998576005696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formula="of:=((-1)^[.G55])/(((2*[.G55])+1)^3)" office:value-type="float" office:value="0.000000863837598531476" calcext:value-type="float">
            <text:p>8,63837598531476E-0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([.A56]*[.A56])" office:value-type="float" office:value="0.000342935528120713" calcext:value-type="float">
            <text:p>0,00034293552812071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formula="of:=((-1)^[.G56])/(((2*[.G56])+1)^3)" office:value-type="float" office:value="-0.000000816297876890852" calcext:value-type="float">
            <text:p>-8,16297876890852E-0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/([.A57]*[.A57])" office:value-type="float" office:value="0.000330578512396694" calcext:value-type="float">
            <text:p>0,00033057851239669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((-1)^[.G57])/(((2*[.G57])+1)^3)" office:value-type="float" office:value="0.000000772183480061064" calcext:value-type="float">
            <text:p>7,72183480061064E-0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([.A58]*[.A58])" office:value-type="float" office:value="0.000318877551020408" calcext:value-type="float">
            <text:p>0,00031887755102040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formula="of:=((-1)^[.G58])/(((2*[.G58])+1)^3)" office:value-type="float" office:value="-0.00000073119138130095" calcext:value-type="float">
            <text:p>-7,3119138130095E-0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/([.A59]*[.A59])" office:value-type="float" office:value="0.000307787011388119" calcext:value-type="float">
            <text:p>0,000307787011388119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formula="of:=((-1)^[.G59])/(((2*[.G59])+1)^3)" office:value-type="float" office:value="0.000000693050162277695" calcext:value-type="float">
            <text:p>6,93050162277695E-0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([.A60]*[.A60])" office:value-type="float" office:value="0.000297265160523187" calcext:value-type="float">
            <text:p>0,00029726516052318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formula="of:=((-1)^[.G60])/(((2*[.G60])+1)^3)" office:value-type="float" office:value="-0.000000657516232431988" calcext:value-type="float">
            <text:p>-6,57516232431988E-0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/([.A61]*[.A61])" office:value-type="float" office:value="0.000287273771904625" calcext:value-type="float">
            <text:p>0,000287273771904625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formula="of:=((-1)^[.G61])/(((2*[.G61])+1)^3)" office:value-type="float" office:value="0.000000624370556432796" calcext:value-type="float">
            <text:p>6,24370556432796E-0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([.A62]*[.A62])" office:value-type="float" office:value="0.000277777777777778" calcext:value-type="float">
            <text:p>0,00027777777777777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formula="of:=((-1)^[.G62])/(((2*[.G62])+1)^3)" office:value-type="float" office:value="-0.000000593415814175398" calcext:value-type="float">
            <text:p>-5,93415814175398E-0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([.A63]*[.A63])" office:value-type="float" office:value="0.000268744961031981" calcext:value-type="float">
            <text:p>0,00026874496103198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formula="of:=((-1)^[.G63])/(((2*[.G63])+1)^3)" office:value-type="float" office:value="0.000000564473930053777" calcext:value-type="float">
            <text:p>5,64473930053777E-0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/([.A64]*[.A64])" office:value-type="float" office:value="0.000260145681581686" calcext:value-type="float">
            <text:p>0,000260145681581686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formula="of:=((-1)^[.G64])/(((2*[.G64])+1)^3)" office:value-type="float" office:value="-0.000000537383918356336" calcext:value-type="float">
            <text:p>-5,37383918356336E-0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/([.A65]*[.A65])" office:value-type="float" office:value="0.000251952632905014" calcext:value-type="float">
            <text:p>0,000251952632905014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formula="of:=((-1)^[.G65])/(((2*[.G65])+1)^3)" office:value-type="float" office:value="0.000000512" calcext:value-type="float">
            <text:p>0,00000051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([.A66]*[.A66])" office:value-type="float" office:value="0.000244140625" calcext:value-type="float">
            <text:p>0,000244140625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formula="of:=((-1)^[.G66])/(((2*[.G66])+1)^3)" office:value-type="float" office:value="-0.000000488189952757858" calcext:value-type="float">
            <text:p>-4,88189952757858E-0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/([.A67]*[.A67])" office:value-type="float" office:value="0.000236686390532544" calcext:value-type="float">
            <text:p>0,000236686390532544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formula="of:=((-1)^[.G67])/(((2*[.G67])+1)^3)" office:value-type="float" office:value="0.00000046583366291065" calcext:value-type="float">
            <text:p>4,6583366291065E-0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([.A68]*[.A68])" office:value-type="float" office:value="0.000229568411386593" calcext:value-type="float">
            <text:p>0,00022956841138659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formula="of:=((-1)^[.G68])/(((2*[.G68])+1)^3)" office:value-type="float" office:value="-0.000000444821851072755" calcext:value-type="float">
            <text:p>-4,44821851072755E-0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/([.A69]*[.A69])" office:value-type="float" office:value="0.000222766763198931" calcext:value-type="float">
            <text:p>0,000222766763198931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formula="of:=((-1)^[.G69])/(((2*[.G69])+1)^3)" office:value-type="float" office:value="0.000000425054948978529" calcext:value-type="float">
            <text:p>4,25054948978529E-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/([.A70]*[.A70])" office:value-type="float" office:value="0.000216262975778547" calcext:value-type="float">
            <text:p>0,000216262975778547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table:formula="of:=((-1)^[.G70])/(((2*[.G70])+1)^3)" office:value-type="float" office:value="-0.000000406442107402327" calcext:value-type="float">
            <text:p>-4,06442107402327E-0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/([.A71]*[.A71])" office:value-type="float" office:value="0.000210039907582441" calcext:value-type="float">
            <text:p>0,000210039907582441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formula="of:=((-1)^[.G71])/(((2*[.G71])+1)^3)" office:value-type="float" office:value="0.00000038890031823713" calcext:value-type="float">
            <text:p>3,8890031823713E-0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/([.A72]*[.A72])" office:value-type="float" office:value="0.000204081632653061" calcext:value-type="float">
            <text:p>0,000204081632653061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formula="of:=((-1)^[.G72])/(((2*[.G72])+1)^3)" office:value-type="float" office:value="-0.000000372353636163581" calcext:value-type="float">
            <text:p>-3,72353636163581E-0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/([.A73]*[.A73])" office:value-type="float" office:value="0.000198373338623289" calcext:value-type="float">
            <text:p>0,00019837333862328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((-1)^[.G73])/(((2*[.G73])+1)^3)" office:value-type="float" office:value="0.000000356732487377913" calcext:value-type="float">
            <text:p>3,56732487377913E-0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/([.A74]*[.A74])" office:value-type="float" office:value="0.000192901234567901" calcext:value-type="float">
            <text:p>0,000192901234567901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table:formula="of:=((-1)^[.G74])/(((2*[.G74])+1)^3)" office:value-type="float" office:value="-0.000000341973054575138" calcext:value-type="float">
            <text:p>-3,41973054575138E-0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/([.A75]*[.A75])" office:value-type="float" office:value="0.000187652467629949" calcext:value-type="float">
            <text:p>0,000187652467629949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formula="of:=((-1)^[.G75])/(((2*[.G75])+1)^3)" office:value-type="float" office:value="0.000000328016728853172" calcext:value-type="float">
            <text:p>3,28016728853172E-0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([.A76]*[.A76])" office:value-type="float" office:value="0.000182615047479912" calcext:value-type="float">
            <text:p>0,000182615047479912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table:formula="of:=((-1)^[.G76])/(((2*[.G76])+1)^3)" office:value-type="float" office:value="-0.000000314809620456077" calcext:value-type="float">
            <text:p>-3,14809620456077E-0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/([.A77]*[.A77])" office:value-type="float" office:value="0.000177777777777778" calcext:value-type="float">
            <text:p>0,000177777777777778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formula="of:=((-1)^[.G77])/(((2*[.G77])+1)^3)" office:value-type="float" office:value="0.000000302302121344676" calcext:value-type="float">
            <text:p>3,02302121344676E-0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/([.A78]*[.A78])" office:value-type="float" office:value="0.000173130193905817" calcext:value-type="float">
            <text:p>0,000173130193905817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formula="of:=((-1)^[.G78])/(((2*[.G78])+1)^3)" office:value-type="float" office:value="-0.00000029044851349903" calcext:value-type="float">
            <text:p>-2,9044851349903E-0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/([.A79]*[.A79])" office:value-type="float" office:value="0.000168662506324844" calcext:value-type="float">
            <text:p>0,000168662506324844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formula="of:=((-1)^[.G79])/(((2*[.G79])+1)^3)" office:value-type="float" office:value="0.000000279206617643569" calcext:value-type="float">
            <text:p>2,79206617643569E-0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/([.A80]*[.A80])" office:value-type="float" office:value="0.000164365548980934" calcext:value-type="float">
            <text:p>0,000164365548980934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formula="of:=((-1)^[.G80])/(((2*[.G80])+1)^3)" office:value-type="float" office:value="-0.00000026853747776174" calcext:value-type="float">
            <text:p>-2,6853747776174E-0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/([.A81]*[.A81])" office:value-type="float" office:value="0.000160230732254446" calcext:value-type="float">
            <text:p>0,000160230732254446</text:p>
          </table:table-cell>
          <table:table-cell/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,14159265358979</text:p>
          </table:table-cell>
          <table:table-cell/>
          <table:table-cell office:value-type="float" office:value="78" calcext:value-type="float">
            <text:p>78</text:p>
          </table:table-cell>
          <table:table-cell table:formula="of:=((-1)^[.G81])/(((2*[.G81])+1)^3)" office:value-type="float" office:value="0.000000258405077349684" calcext:value-type="float">
            <text:p>2,58405077349684E-07</text:p>
          </table:table-cell>
          <table:table-cell/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,141592653589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/([.A82]*[.A82])" office:value-type="float" office:value="0.00015625" calcext:value-type="float">
            <text:p>0,00015625</text:p>
          </table:table-cell>
          <table:table-cell/>
          <table:table-cell office:value-type="string" calcext:value-type="string">
            <text:p>ER%</text:p>
          </table:table-cell>
          <table:table-cell table:formula="of:=ABS([.E81]-[.C84])" office:value-type="float" office:value="0.0118848081151732" calcext:value-type="float">
            <text:p>0,011884808115173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((-1)^[.G82])/(((2*[.G82])+1)^3)" office:value-type="float" office:value="-0.000000248776083861423" calcext:value-type="float">
            <text:p>-2,48776083861423E-07</text:p>
          </table:table-cell>
          <table:table-cell/>
          <table:table-cell office:value-type="string" calcext:value-type="string">
            <text:p>ER%</text:p>
          </table:table-cell>
          <table:table-cell table:formula="of:=ABS([.K81]-[.I84])" office:value-type="float" office:value="0.000000131897724298113" calcext:value-type="float">
            <text:p>1,31897724298113E-0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3:.B82])" office:value-type="float" office:value="1.63251186633756" calcext:value-type="float">
            <text:p>1,63251186633756</text:p>
          </table:table-cell>
          <table:table-cell table:formula="of:=SQRT(6*[.B84])" office:value-type="float" office:value="3.12970784547462" calcext:value-type="float">
            <text:p>3,12970784547462</text:p>
          </table:table-cell>
          <table:table-cell table:number-columns-repeated="3"/>
          <table:table-cell office:value-type="string" calcext:value-type="string">
            <text:p>suma</text:p>
          </table:table-cell>
          <table:table-cell table:formula="of:=SUM([.H3:.H82])" office:value-type="float" office:value="0.968946024217653" calcext:value-type="float">
            <text:p>0,968946024217653</text:p>
          </table:table-cell>
          <table:table-cell table:formula="of:=(32*[.H84])^(1/3)" office:value-type="float" office:value="3.14159252169207" calcext:value-type="float">
            <text:p>3,141592521692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B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0:21:19.105607700</meta:creation-date>
    <dc:date>2026-03-17T12:03:24.691741700</dc:date>
    <meta:editing-duration>PT19M</meta:editing-duration>
    <meta:editing-cycles>3</meta:editing-cycles>
    <meta:generator>LibreOffice/25.8.5.2$Windows_X86_64 LibreOffice_project/9c8b85f387cc00a89945a79c9e6239f32e450ac2</meta:generator>
    <meta:document-statistic meta:table-count="2" meta:cell-count="550" meta:object-count="0"/>
  </office:meta>
</office:document-meta>
</file>